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d179" officeooo:paragraph-rsid="0018d179"/>
    </style:style>
    <style:style style:name="P2" style:family="paragraph" style:parent-style-name="Standard">
      <style:text-properties officeooo:rsid="001aa8a8" officeooo:paragraph-rsid="001ea8bd"/>
    </style:style>
    <style:style style:name="P3" style:family="paragraph" style:parent-style-name="Standard">
      <style:text-properties officeooo:paragraph-rsid="001aa8a8"/>
    </style:style>
    <style:style style:name="P4" style:family="paragraph" style:parent-style-name="Standard">
      <style:text-properties officeooo:paragraph-rsid="00205c56"/>
    </style:style>
    <style:style style:name="P5" style:family="paragraph" style:parent-style-name="Standard">
      <style:text-properties officeooo:rsid="0022511d" officeooo:paragraph-rsid="0022511d"/>
    </style:style>
    <style:style style:name="T1" style:family="text">
      <style:text-properties officeooo:rsid="0018d179"/>
    </style:style>
    <style:style style:name="T2" style:family="text">
      <style:text-properties officeooo:rsid="001aa8a8"/>
    </style:style>
    <style:style style:name="T3" style:family="text">
      <style:text-properties officeooo:rsid="001c0105"/>
    </style:style>
    <style:style style:name="T4" style:family="text">
      <style:text-properties officeooo:rsid="001d4a6b"/>
    </style:style>
    <style:style style:name="T5" style:family="text">
      <style:text-properties officeooo:rsid="001e2eef"/>
    </style:style>
    <style:style style:name="T6" style:family="text">
      <style:text-properties officeooo:rsid="001ea8bd"/>
    </style:style>
    <style:style style:name="T7" style:family="text">
      <style:text-properties officeooo:rsid="00205c56"/>
    </style:style>
    <style:style style:name="T8" style:family="text">
      <style:text-properties officeooo:rsid="0022511d"/>
    </style:style>
    <style:style style:name="T9" style:family="text">
      <style:text-properties officeooo:rsid="0024123c"/>
    </style:style>
    <style:style style:name="T10" style:family="text">
      <style:text-properties officeooo:rsid="0025770c"/>
    </style:style>
    <style:style style:name="T11" style:family="text">
      <style:text-properties officeooo:rsid="0026a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<text:tab/>Je suis Allan </text:span><text:span text:style-name="T2">Abatuci</text:span><text:span text:style-name="T1">, actuellement en première année de </text:span>Bachelor Universitaire de Technologie<text:span text:style-name="T1"> informatique à l’Université Sorbonne Paris-Nord. </text:span></text:p>
      <text:p text:style-name="P2"><text:tab/>En poursuivant cette formation je cherche <text:span text:style-name="T3">à</text:span> approfondir mes compétences dans le domaine qui me passionne, <text:span text:style-name="T3">l</text:span>a programmation, <text:span text:style-name="T3">afin de savoir comment fonctionne la technologie qui nous entoure. </text:span><text:span text:style-name="T4">La sensation de pouvoir accomplir quelque chose de complexe est addictive, j’aime bien le challenge. </text:span></text:p>
      <text:p text:style-name="P4"><text:span text:style-name="T5"><text:tab/>Dans cette optique je souhaite devenir Développeur Fullstack, </text:span><text:span text:style-name="T6">métier </text:span>où<text:span text:style-name="T6"> je pourrais </text:span><text:span text:style-name="T7">être efficace sur plusieurs domaines. Pour cela je compte avoir mon diplôme puis faire un master ou une école d’ingénieur ou intégr</text:span><text:span text:style-name="T8">er</text:span><text:span text:style-name="T7"> une école d’ingénieur après ma deuxième année.</text:span></text:p>
      <text:p text:style-name="P4"/>
      <text:p text:style-name="P5"><text:tab/><text:span text:style-name="T9">Je suis compétent dans les langages dit back-end comme Python, Java et front-end tel que </text:span><text:span text:style-name="T10">HTML, CSS et JavaScript. Après les projets réalisés au cours de mes études, j’ai développé un sens <text:s/>du collectif </text:span><text:span text:style-name="T11">et un esprit critique de mes travaux.</text:span></text:p>
      <text:p text:style-name="P5"><text:tab/><text:span text:style-name="T11">En terme de qualités je suis attentif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09:09.401789363</meta:creation-date>
    <dc:date>2023-06-07T17:21:20.753936927</dc:date>
    <meta:editing-duration>PT29M27S</meta:editing-duration>
    <meta:editing-cycles>5</meta:editing-cycles>
    <meta:generator>LibreOffice/7.0.2.2$Linux_X86_64 LibreOffice_project/8349ace3c3162073abd90d81fd06dcfb6b36b994</meta:generator>
    <meta:document-statistic meta:table-count="0" meta:image-count="0" meta:object-count="0" meta:page-count="1" meta:paragraph-count="5" meta:word-count="150" meta:character-count="982" meta:non-whitespace-character-count="828"/>
  </office:meta>
</office:document-meta>
</file>